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</text:span></text:p>
      <text:p text:style-name="P1"><text:span text:style-name="T1"><text:tab/><text:tab/><text:tab/>global key word <text:s/></text:span></text:p>
      <text:p text:style-name="P1"><text:span text:style-name="T1"><text:tab/><text:tab/>======================================</text:span></text:p>
      <text:p text:style-name="P1"><text:span text:style-name="T1">=&gt;When we want MODIFY the GLOBAL VARIABLE values in side of function defintion <text:s/>then global variable names must be preceded with 'global' keyword otherwise we get "UnboundLocalError: local variable names referenced before assignment"</text:span></text:p>
      <text:p text:style-name="P2"/>
      <text:p text:style-name="P1"><text:span text:style-name="T1">Syntax:</text:span></text:p>
      <text:p text:style-name="P1"><text:span text:style-name="T1">-----------</text:span></text:p>
      <text:p text:style-name="P1"><text:span text:style-name="T1"><text:tab/>var1=val1</text:span></text:p>
      <text:p text:style-name="P1"><text:span text:style-name="T1"><text:tab/>var2=val2</text:span></text:p>
      <text:p text:style-name="P1"><text:span text:style-name="T1"><text:tab/>var-n=val-n <text:s text:c="3"/># <text:s/>var1,var2...var-n are called global variable names.</text:span></text:p>
      <text:p text:style-name="P1"><text:span text:style-name="T1"><text:tab/>------------------</text:span></text:p>
      <text:p text:style-name="P1"><text:span text:style-name="T1"><text:tab/>def <text:s text:c="2"/>fun1():</text:span></text:p>
      <text:p text:style-name="P1"><text:span text:style-name="T1"><text:tab/><text:tab/>------------------------</text:span></text:p>
      <text:p text:style-name="P1"><text:span text:style-name="T1"><text:tab/><text:tab/>global var1,var2...var-n</text:span></text:p>
      <text:p text:style-name="P1"><text:span text:style-name="T1"><text:tab/><text:tab/># Modify var1,var2....var-n</text:span></text:p>
      <text:p text:style-name="P1"><text:span text:style-name="T1"><text:tab/> <text:s text:c="3"/>--------------------------</text:span></text:p>
      <text:p text:style-name="P1"><text:span text:style-name="T1"><text:tab/>def <text:s text:c="2"/>fun2():</text:span></text:p>
      <text:p text:style-name="P1"><text:span text:style-name="T1"><text:tab/> <text:s text:c="6"/>------------------------</text:span></text:p>
      <text:p text:style-name="P1"><text:span text:style-name="T1"><text:tab/> <text:s text:c="7"/>global var1,var2...var-n</text:span></text:p>
      <text:p text:style-name="P1"><text:span text:style-name="T1"><text:tab/> <text:s text:c="4"/># Modify var1,var2....var-n</text:span></text:p>
      <text:p text:style-name="P1"><text:span text:style-name="T1"><text:tab/> <text:s text:c="3"/>--------------------------</text:span></text:p>
      <text:p text:style-name="P2"/>
      <text:p text:style-name="P2"/>
      <text:p text:style-name="P1"><text:span text:style-name="T1">Examples:</text:span></text:p>
      <text:p text:style-name="P1"><text:span text:style-name="T1">-----------------------</text:span></text:p>
      <text:p text:style-name="P1"><text:soft-page-break/><text:span text:style-name="T1">#globalvarex1.py</text:span></text:p>
      <text:p text:style-name="P1"><text:span text:style-name="T1">a=10</text:span></text:p>
      <text:p text:style-name="P1"><text:span text:style-name="T1">def <text:s/>access1():</text:span></text:p>
      <text:p text:style-name="P1"><text:span text:style-name="T1"><text:tab/>print("Val of a=",a) # Here we are accessing the global variable 'a' and No Need to use global kwd.</text:span></text:p>
      <text:p text:style-name="P2"/>
      <text:p text:style-name="P1"><text:span text:style-name="T1">#main program</text:span></text:p>
      <text:p text:style-name="P1"><text:span text:style-name="T1">access1()</text:span></text:p>
      <text:p text:style-name="P1"><text:span text:style-name="T1">---------------------------------------</text:span></text:p>
      <text:p text:style-name="P1"><text:span text:style-name="T1">#globalvarex2.py</text:span></text:p>
      <text:p text:style-name="P1"><text:span text:style-name="T1">a=10</text:span></text:p>
      <text:p text:style-name="P1"><text:span text:style-name="T1">def <text:s/>access1():</text:span></text:p>
      <text:p text:style-name="P1"><text:span text:style-name="T1"><text:tab/>global a <text:s/># refering global Varaible before its updation / Modification</text:span></text:p>
      <text:p text:style-name="P1"><text:span text:style-name="T1"><text:tab/>a=a+1 # Here we are modifying the global variable value then we need to use global<text:tab/><text:tab/><text:tab/><text:tab/><text:tab/><text:tab/>keyword.</text:span></text:p>
      <text:p text:style-name="P1"><text:span text:style-name="T1"><text:tab/>print("Val of a inside of access1()=",a) # 11</text:span></text:p>
      <text:p text:style-name="P1"><text:span text:style-name="T1">#main program</text:span></text:p>
      <text:p text:style-name="P1"><text:span text:style-name="T1">print("Val of a in main before access1():",a) # 10</text:span></text:p>
      <text:p text:style-name="P1"><text:span text:style-name="T1">access1()</text:span></text:p>
      <text:p text:style-name="P1"><text:span text:style-name="T1">print("Val of a in main after access1():",a) # 11</text:span></text:p>
      <text:p text:style-name="P1"><text:span text:style-name="T1">---------------------------------------------------------------------------------</text:span></text:p>
      <text:p text:style-name="P1"><text:span text:style-name="T1">Examples:</text:span></text:p>
      <text:p text:style-name="P1"><text:span text:style-name="T1">------------------</text:span></text:p>
      <text:p text:style-name="P1"><text:span text:style-name="T1">#globalvarex3.py</text:span></text:p>
      <text:p text:style-name="P1"><text:span text:style-name="T1">def <text:s/>update1():</text:span></text:p>
      <text:p text:style-name="P1"><text:span text:style-name="T1"><text:tab/>global a,b # refering global Variables.</text:span></text:p>
      <text:p text:style-name="P1"><text:span text:style-name="T1"><text:tab/>a=a+1 <text:s/>#updating global Variable a </text:span></text:p>
      <text:p text:style-name="P1"><text:span text:style-name="T1"><text:tab/>b=b+1 <text:s/>#updating global Variable b </text:span></text:p>
      <text:p text:style-name="P1"><text:soft-page-break/><text:span text:style-name="T1">def update2():</text:span></text:p>
      <text:p text:style-name="P1"><text:span text:style-name="T1"><text:tab/>global a,b <text:s/># refering global Variables.</text:span></text:p>
      <text:p text:style-name="P1"><text:span text:style-name="T1"><text:tab/>a=a*10 #updating global Variable a </text:span></text:p>
      <text:p text:style-name="P1"><text:span text:style-name="T1"><text:tab/>b=b*10 #updating global Variable b </text:span></text:p>
      <text:p text:style-name="P2"/>
      <text:p text:style-name="P1"><text:span text:style-name="T1">#main program</text:span></text:p>
      <text:p text:style-name="P1"><text:span text:style-name="T1">a,b=1,2 <text:s/># here a and b are called Global Variables</text:span></text:p>
      <text:p text:style-name="P1"><text:span text:style-name="T1">print("Val of a={} and Value of b={} in main program before update functions :".format(a,b))</text:span></text:p>
      <text:p text:style-name="P1"><text:span text:style-name="T1"># <text:s/>Val of a=1 and Value of b=2 in main program before update functions :</text:span></text:p>
      <text:p text:style-name="P1"><text:span text:style-name="T1">update1()</text:span></text:p>
      <text:p text:style-name="P1"><text:span text:style-name="T1">print("Val of a={} and Value of b={} in main program after update1():".format(a,b))</text:span></text:p>
      <text:p text:style-name="P1"><text:span text:style-name="T1">#Val of a=2 and Value of b=3 in main program after update1():</text:span></text:p>
      <text:p text:style-name="P1"><text:span text:style-name="T1">update2()</text:span></text:p>
      <text:p text:style-name="P1"><text:span text:style-name="T1">print("Val of a={} and Value of b={} in main program after update2():".format(a,b))</text:span></text:p>
      <text:p text:style-name="P1"><text:span text:style-name="T1">#Val of a=20 and Value of b=30 in main program after update1():</text:span></text:p>
      <text:p text:style-name="P1"><text:span text:style-name="T1">================================X======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2" meta:word-count="291" meta:character-count="2312" meta:non-whitespace-character-count="1992"/>
    <meta:generator>LibreOfficeDev/6.0.5.2$Linux_X86_64 LibreOffice_project/</meta:generator>
  </office:meta>
</office:document-meta>
</file>